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83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20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eminar repo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teacher</text:p>
          </table:table-cell>
          <table:table-cell table:style-name="ce4" office:value-type="string" table:number-columns-spanned="3" table:number-rows-spanned="1">
            <text:p>Jelena Vrzić, 5<text:span text:style-name="T1">th</text:span> dan</text:p>
          </table:table-cell>
          <table:covered-table-cell table:style-name="ce6"/>
          <table:covered-table-cell table:style-name="ce7"/>
          <table:table-cell table:number-columns-repeated="1020"/>
        </table:table-row>
        <table:table-row table:style-name="ro1">
          <table:table-cell office:value-type="string">
            <text:p>date</text:p>
          </table:table-cell>
          <table:table-cell table:style-name="ce4" office:value-type="string" table:number-columns-spanned="3" table:number-rows-spanned="1">
            <text:p>15 and 16 October 2011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office:value-type="string">
            <text:p>goal</text:p>
          </table:table-cell>
          <table:table-cell table:style-name="ce4" office:value-type="string" table:number-columns-spanned="3" table:number-rows-spanned="1">
            <text:p>breathing, jo and aiawase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office:value-type="string">
            <text:p>location</text:p>
          </table:table-cell>
          <table:table-cell table:style-name="ce4" office:value-type="string" table:number-columns-spanned="3" table:number-rows-spanned="1">
            <text:p>dojo Sanshinkai Aikido Utrecht, 124.5 m<text:span text:style-name="T1">2</text:span> 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3" office:value-type="string" table:number-columns-spanned="4" table:number-rows-spanned="1">
            <text:p>Figures below also include teacher. Number of hakama also include some 1<text:span text:style-name="T1">st</text:span> kyu.</text:p>
          </table:table-cell>
          <table:covered-table-cell table:style-name="ce4"/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different people attending</text:p>
          </table:table-cell>
          <table:table-cell table:formula="of:=SUM([.B10:.B13])"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eople doing 4 trainings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ople doing 3 training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ople doing 2 trainings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ople doing 1 training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eople Saturday morning training 10:00 – 12:30</text:p>
          </table:table-cell>
          <table:table-cell office:value-type="float" office:value="17">
            <text:p>17</text:p>
          </table:table-cell>
          <table:table-cell office:value-type="string">
            <text:p>2 females</text:p>
          </table:table-cell>
          <table:table-cell table:style-name="ce7" office:value-type="string">
            <text:p>6 hakam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people Saturday afternoon training 15:00 – 17:30</text:p>
          </table:table-cell>
          <table:table-cell office:value-type="float" office:value="20">
            <text:p>20</text:p>
          </table:table-cell>
          <table:table-cell office:value-type="string">
            <text:p>5 females</text:p>
          </table:table-cell>
          <table:table-cell table:style-name="ce7" office:value-type="string">
            <text:p>8 hakam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people Sunday morning training 10:00 – 12:30</text:p>
          </table:table-cell>
          <table:table-cell office:value-type="float" office:value="18">
            <text:p>18</text:p>
          </table:table-cell>
          <table:table-cell office:value-type="string">
            <text:p>3 females</text:p>
          </table:table-cell>
          <table:table-cell table:style-name="ce7" office:value-type="string">
            <text:p>7 hakam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people Sunday afternoon training 15:00 – 17:30</text:p>
          </table:table-cell>
          <table:table-cell office:value-type="float" office:value="20">
            <text:p>20</text:p>
          </table:table-cell>
          <table:table-cell office:value-type="string">
            <text:p>3 females</text:p>
          </table:table-cell>
          <table:table-cell table:style-name="ce7" office:value-type="string">
            <text:p>7 hakam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eople from dojo Sanshinkai Aikido Utrecht</text:p>
          </table:table-cell>
          <table:table-cell office:value-type="float" office:value="7">
            <text:p>7</text:p>
          </table:table-cell>
          <table:table-cell table:style-name="ce8" office:value-type="string" table:number-columns-spanned="2" table:number-rows-spanned="1">
            <text:p>Sander van Geloven dojocho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>
            <text:p>people from dojo Yuki Mizu Kumo (Amsterdam)</text:p>
          </table:table-cell>
          <table:table-cell office:value-type="float" office:value="4">
            <text:p>4</text:p>
          </table:table-cell>
          <table:table-cell table:style-name="ce8" office:value-type="string" table:number-columns-spanned="2" table:number-rows-spanned="1">
            <text:p>David Tesselaar dojocho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>
            <text:p>people from dojo Sho Shin Aikido Dojo Amsterdam</text:p>
          </table:table-cell>
          <table:table-cell office:value-type="float" office:value="5">
            <text:p>5</text:p>
          </table:table-cell>
          <table:table-cell table:style-name="ce8" office:value-type="string" table:number-columns-spanned="2" table:number-rows-spanned="1">
            <text:p>Paul Janssen dojocho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>
            <text:p>people from dojo Kimusubi (Utrecht)</text:p>
          </table:table-cell>
          <table:table-cell office:value-type="float" office:value="3">
            <text:p>3</text:p>
          </table:table-cell>
          <table:table-cell table:style-name="ce8" office:value-type="string" table:number-columns-spanned="2" table:number-rows-spanned="1">
            <text:p>Bas, Amindo and Diederik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1" office:value-type="string">
            <text:p>people from 7 other dojo (2 people or less per dojo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mukyu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yu but exact grade unknow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6<text:span text:style-name="T1">th</text:span> ky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5<text:span text:style-name="T1">th</text:span> ky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4<text:span text:style-name="T1">th</text:span> kyu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<text:span text:style-name="T1">rd</text:span> kyu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<text:span text:style-name="T1">nd</text:span> kyu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<text:span text:style-name="T1">st</text:span> ky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1<text:span text:style-name="T1">st</text:span> da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2<text:span text:style-name="T1">nd</text:span> da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3<text:span text:style-name="T1">rd</text:span> dan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Sander van Geloven</text:p>
          </table:table-cell>
          <table:table-cell table:number-columns-repeated="1020"/>
        </table:table-row>
        <table:table-row table:style-name="ro1">
          <table:table-cell office:value-type="string">
            <text:p>4<text:span text:style-name="T1">th</text:span> dan</text:p>
          </table:table-cell>
          <table:table-cell office:value-type="float" office:value="2">
            <text:p>2</text:p>
          </table:table-cell>
          <table:table-cell office:value-type="string">
            <text:p>Milan Ilić</text:p>
          </table:table-cell>
          <table:table-cell table:style-name="ce7" office:value-type="string">
            <text:p>Paul Janssen</text:p>
          </table:table-cell>
          <table:table-cell table:number-columns-repeated="1020"/>
        </table:table-row>
        <table:table-row table:style-name="ro1">
          <table:table-cell office:value-type="string">
            <text:p>5<text:span text:style-name="T1">th</text:span> dan</text:p>
          </table:table-cell>
          <table:table-cell office:value-type="float" office:value="2">
            <text:p>2</text:p>
          </table:table-cell>
          <table:table-cell office:value-type="string">
            <text:p>Jelena Vrzić</text:p>
          </table:table-cell>
          <table:table-cell table:style-name="ce7" office:value-type="string">
            <text:p>Niek Remk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nancial outcome</text:p>
          </table:table-cell>
          <table:table-cell table:style-name="ce5" office:value-type="string" table:number-columns-spanned="3" table:number-rows-spanned="1">
            <text:p>even (no loss and no gain)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office:value-type="string">
            <text:p>general atmosphere</text:p>
          </table:table-cell>
          <table:table-cell table:style-name="ce5" office:value-type="string" table:number-columns-spanned="3" table:number-rows-spanned="1">
            <text:p>positive, enthusiastic and dedicated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office:value-type="string">
            <text:p>room for improvement</text:p>
          </table:table-cell>
          <table:table-cell table:style-name="ce5" office:value-type="string" table:number-columns-spanned="3" table:number-rows-spanned="1">
            <text:p>coincidently other seminars this weekend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/>
          <table:table-cell table:style-name="ce5" office:value-type="string" table:number-columns-spanned="3" table:number-rows-spanned="1">
            <text:p>Jelena suggested an extra training :-)</text:p>
          </table:table-cell>
          <table:covered-table-cell table:style-name="ce6"/>
          <table:covered-table-cell table:style-name="ce6"/>
          <table:table-cell table:number-columns-repeated="1020"/>
        </table:table-row>
        <table:table-row table:style-name="ro1">
          <table:table-cell office:value-type="string">
            <text:p>possible continuity</text:p>
          </table:table-cell>
          <table:table-cell table:style-name="ce5" office:value-type="string" table:number-columns-spanned="3" table:number-rows-spanned="1">
            <text:p>many people asked Jelena for next year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4pt" fo:font-weight="bold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4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7T10:30:46</meta:creation-date>
    <dc:date>2011-10-17T14:22:13</dc:date>
    <meta:editing-duration>PT06H56M41S</meta:editing-duration>
    <meta:editing-cycles>24</meta:editing-cycles>
    <meta:generator>OpenOffice.org/3.2$Unix OpenOffice.org_project/320m19$Build-9505</meta:generator>
    <meta:document-statistic meta:table-count="1" meta:cell-count="89" meta:object-count="0"/>
  </office:meta>
</office:document-meta>
</file>